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4.597cm" style:rel-column-width="17719*"/>
    </style:style>
    <style:style style:name="Tableau1.B" style:family="table-column">
      <style:table-column-properties style:column-width="12.404cm" style:rel-column-width="47816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background-color="#ccff99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background-color="#ffcccc" fo:padding="0.097cm" fo:border-left="0.05pt solid #000000" fo:border-right="none" fo:border-top="none" fo:border-bottom="0.05pt solid #000000">
        <style:background-image/>
      </style:table-cell-properties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background-color="#ffccff" fo:padding="0.097cm" fo:border-left="0.05pt solid #000000" fo:border-right="none" fo:border-top="none" fo:border-bottom="0.05pt solid #000000">
        <style:background-image/>
      </style:table-cell-properties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1712fb"/>
    </style:style>
    <style:style style:name="P2" style:family="paragraph" style:parent-style-name="Header">
      <style:paragraph-properties fo:text-align="end" style:justify-single-word="false"/>
      <style:text-properties fo:font-size="10pt" officeooo:rsid="001712fb" officeooo:paragraph-rsid="001712fb" style:font-size-asian="10pt" style:font-size-complex="10pt"/>
    </style:style>
    <style:style style:name="P3" style:family="paragraph" style:parent-style-name="Standard">
      <style:text-properties officeooo:rsid="001712fb" officeooo:paragraph-rsid="001712fb"/>
    </style:style>
    <style:style style:name="P4" style:family="paragraph" style:parent-style-name="Table_20_Contents">
      <style:text-properties fo:font-weight="bold" officeooo:rsid="001712fb" officeooo:paragraph-rsid="001712fb" style:font-weight-asian="bold" style:font-weight-complex="bold"/>
    </style:style>
    <style:style style:name="P5" style:family="paragraph" style:parent-style-name="Table_20_Contents">
      <style:text-properties officeooo:rsid="0040ec48" officeooo:paragraph-rsid="0040ec48"/>
    </style:style>
    <style:style style:name="P6" style:family="paragraph" style:parent-style-name="Table_20_Contents">
      <style:text-properties officeooo:rsid="0047c49e" officeooo:paragraph-rsid="0047c49e"/>
    </style:style>
    <style:style style:name="P7" style:family="paragraph" style:parent-style-name="Standard">
      <style:text-properties officeooo:paragraph-rsid="001712fb"/>
    </style:style>
    <style:style style:name="P8" style:family="paragraph" style:parent-style-name="Standard">
      <style:text-properties officeooo:rsid="004206bc" officeooo:paragraph-rsid="001712fb"/>
    </style:style>
    <style:style style:name="P9" style:family="paragraph" style:parent-style-name="Standard">
      <style:text-properties officeooo:rsid="00492920" officeooo:paragraph-rsid="00492920"/>
    </style:style>
    <style:style style:name="P10" style:family="paragraph" style:parent-style-name="Standard" style:list-style-name="L1">
      <style:text-properties officeooo:rsid="00492920" officeooo:paragraph-rsid="00492920"/>
    </style:style>
    <style:style style:name="P11" style:family="paragraph" style:parent-style-name="Standard" style:list-style-name="L1">
      <style:text-properties officeooo:rsid="00492920" officeooo:paragraph-rsid="004f83f8"/>
    </style:style>
    <style:style style:name="P12" style:family="paragraph" style:parent-style-name="Standard" style:list-style-name="L2">
      <style:text-properties officeooo:rsid="00492920" officeooo:paragraph-rsid="00492920"/>
    </style:style>
    <style:style style:name="P13" style:family="paragraph" style:parent-style-name="Standard">
      <style:text-properties officeooo:rsid="00492920" officeooo:paragraph-rsid="004f83f8"/>
    </style:style>
    <style:style style:name="P14" style:family="paragraph" style:parent-style-name="Standard">
      <style:text-properties style:text-underline-style="none" fo:font-weight="normal" officeooo:paragraph-rsid="001712fb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4d0600" officeooo:paragraph-rsid="004d0600" style:font-weight-asian="normal" style:font-weight-complex="normal"/>
    </style:style>
    <style:style style:name="P16" style:family="paragraph" style:parent-style-name="Standard">
      <style:text-properties officeooo:paragraph-rsid="004d0600"/>
    </style:style>
    <style:style style:name="P17" style:family="paragraph" style:parent-style-name="Standard">
      <style:text-properties officeooo:rsid="004d0600" officeooo:paragraph-rsid="004d0600"/>
    </style:style>
    <style:style style:name="P18" style:family="paragraph" style:parent-style-name="Standard">
      <style:text-properties fo:font-weight="bold" officeooo:rsid="004f83f8" officeooo:paragraph-rsid="004f83f8" style:font-weight-asian="bold" style:font-weight-complex="bold"/>
    </style:style>
    <style:style style:name="P19" style:family="paragraph" style:parent-style-name="Standard">
      <style:text-properties officeooo:rsid="0051fc6c" officeooo:paragraph-rsid="0051fc6c"/>
    </style:style>
    <style:style style:name="P20" style:family="paragraph" style:parent-style-name="Table_20_Contents">
      <style:text-properties officeooo:rsid="00492920" officeooo:paragraph-rsid="00492920"/>
    </style:style>
    <style:style style:name="T1" style:family="text">
      <style:text-properties fo:font-weight="bold" officeooo:rsid="001712fb" style:font-weight-asian="bold" style:font-weight-complex="bold"/>
    </style:style>
    <style:style style:name="T2" style:family="text">
      <style:text-properties fo:font-weight="bold" officeooo:rsid="0047c49e" style:font-weight-asian="bold" style:font-weight-complex="bold"/>
    </style:style>
    <style:style style:name="T3" style:family="text">
      <style:text-properties fo:font-weight="bold" officeooo:rsid="00492920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712fb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492920" style:font-weight-asian="bold" style:font-weight-complex="bold"/>
    </style:style>
    <style:style style:name="T7" style:family="text">
      <style:text-properties style:font-name="Liberation Serif"/>
    </style:style>
    <style:style style:name="T8" style:family="text">
      <style:text-properties officeooo:rsid="00492920"/>
    </style:style>
    <style:style style:name="T9" style:family="text">
      <style:text-properties officeooo:rsid="004d0600"/>
    </style:style>
    <style:style style:name="T10" style:family="text">
      <style:text-properties officeooo:rsid="004e7c80"/>
    </style:style>
    <style:style style:name="T11" style:family="text">
      <style:text-properties officeooo:rsid="004f83f8"/>
    </style:style>
    <style:style style:name="T12" style:family="text">
      <style:text-properties officeooo:rsid="00511645"/>
    </style:style>
    <style:style style:name="T13" style:family="text">
      <style:text-properties style:text-underline-style="none" fo:font-weight="normal" officeooo:rsid="004d0600" style:font-weight-asian="normal" style:font-weight-complex="normal"/>
    </style:style>
    <style:style style:name="T14" style:family="text">
      <style:text-properties style:text-underline-style="none" fo:font-weight="normal" officeooo:rsid="004e7c80" style:font-weight-asian="normal" style:font-weight-complex="normal"/>
    </style:style>
    <style:style style:name="T15" style:family="text">
      <style:text-properties style:text-underline-style="none" fo:font-weight="normal" officeooo:rsid="00511645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Objectif</text:p>
          </table:table-cell>
          <table:table-cell table:style-name="Tableau1.B1" office:value-type="string">
            <text:p text:style-name="P20">Micro-Projet – Station météo basique connecté</text:p>
          </table:table-cell>
        </table:table-row>
        <table:table-row table:style-name="Tableau1.1">
          <table:table-cell table:style-name="Tableau1.A2" office:value-type="string">
            <text:p text:style-name="P4">Pré requis</text:p>
          </table:table-cell>
          <table:table-cell table:style-name="Tableau1.B5" office:value-type="string">
            <text:p text:style-name="P5">Communication série – Arduino - Raspberry</text:p>
          </table:table-cell>
        </table:table-row>
        <table:table-row table:style-name="Tableau1.1">
          <table:table-cell table:style-name="Tableau1.A3" office:value-type="string">
            <text:p text:style-name="P4">Matériels</text:p>
          </table:table-cell>
          <table:table-cell table:style-name="Tableau1.B5" office:value-type="string">
            <text:p text:style-name="P6">Rasberry Pi, Arduino, <text:span text:style-name="T8">Capteur de température et d’humidité, </text:span><text:span text:style-name="T7">straps</text:span></text:p>
          </table:table-cell>
        </table:table-row>
        <table:table-row table:style-name="Tableau1.1">
          <table:table-cell table:style-name="Tableau1.A4" office:value-type="string">
            <text:p text:style-name="P4">Compte Rendu</text:p>
          </table:table-cell>
          <table:table-cell table:style-name="Tableau1.B5" office:value-type="string">
            <text:p text:style-name="P20">Diaporama de présentation, + fichiers du code utilisés (arduino, python, HTML, php…) <text:span text:style-name="T9">+ présentation orale</text:span></text:p>
          </table:table-cell>
        </table:table-row>
        <table:table-row table:style-name="Tableau1.1">
          <table:table-cell table:style-name="Tableau1.A5" office:value-type="string">
            <text:p text:style-name="P4">Durée</text:p>
          </table:table-cell>
          <table:table-cell table:style-name="Tableau1.B5" office:value-type="string">
            <text:p text:style-name="P20"><text:span text:style-name="T9">4</text:span> à 8h</text:p>
          </table:table-cell>
        </table:table-row>
      </table:table>
      <text:p text:style-name="Standard"/>
      <text:p text:style-name="Standard"/>
      <text:p text:style-name="P9"><text:span text:style-name="T6">O</text:span><text:span text:style-name="T4">bjectif :</text:span></text:p>
      <text:p text:style-name="P16"><text:span text:style-name="T13">Mettre en place une mini station météo connectée (en local </text:span><text:span text:style-name="T14">dans un premier temps</text:span><text:span text:style-name="T13"> </text:span><text:span text:style-name="T15">et</text:span><text:span text:style-name="T13"> si possible sur Internet)</text:span></text:p>
      <text:p text:style-name="P17">Acquisition des données via une carte Arduino et un capteur DHT11 ou 22 <text:span text:style-name="T12">ou autre</text:span></text:p>
      <text:p text:style-name="P15">Traitement et communication sur un Raspberry</text:p>
      <text:p text:style-name="P14"/>
      <text:p text:style-name="P7"><text:span text:style-name="T6">Cahier des charges</text:span><text:span text:style-name="T5"> : </text:span></text:p>
      <text:p text:style-name="P8"/>
      <text:list xml:id="list1757793727" text:style-name="L1">
        <text:list-item>
          <text:p text:style-name="P10">Affichage graphique en « temps réel » du taux d’humidité, de la température et de la température ressentie dans une interface web (toutes les <text:span text:style-name="T10">xx</text:span> minutes) – en option passage en paramètre du délai de mesure.</text:p>
        </text:list-item>
        <text:list-item>
          <text:p text:style-name="P10">Affichage graphique (courbes, <text:span text:style-name="T10">histogrammes...</text:span>) de l’historique par jour (en option par semaine, mois) des données.</text:p>
        </text:list-item>
        <text:list-item>
          <text:p text:style-name="P10">Pourvoir avoir le choix du jour à afficher dans <text:span text:style-name="T12">l’historique</text:span> l’interface web</text:p>
        </text:list-item>
        <text:list-item>
          <text:p text:style-name="P10">Développement d’un simulateur de données brutes pour les tests</text:p>
        </text:list-item>
        <text:list-item>
          <text:p text:style-name="P11">Calcul des moyennes des différentes données acquises par jour <text:span text:style-name="T11">(en option</text:span> <text:span text:style-name="T11">par </text:span>semaine <text:span text:style-name="T11">par</text:span> mois<text:span text:style-name="T11">)</text:span></text:p>
        </text:list-item>
      </text:list>
      <text:p text:style-name="P13"/>
      <text:p text:style-name="P9"/>
      <text:p text:style-name="P9">En option </text:p>
      <text:list xml:id="list3130812024" text:style-name="L2">
        <text:list-item>
          <text:p text:style-name="P12">Archivage des fichiers de données brutes (à voir)</text:p>
        </text:list-item>
      </text:list>
      <text:p text:style-name="P3"/>
      <text:p text:style-name="P17"/>
      <text:p text:style-name="P18">Travail à faire : </text:p>
      <text:p text:style-name="P17">Équipe de 2 ou 3 élèves avec chacun sa partie</text:p>
      <text:p text:style-name="P17"/>
      <text:p text:style-name="P17">Acquisition et traitement <text:span text:style-name="T11">+ Simulateur</text:span></text:p>
      <text:p text:style-name="P17">Développement de l’interface WEB</text:p>
      <text:p text:style-name="P19">Diaporama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1712fb"/>
    </style:style>
    <style:style style:name="MP2" style:family="paragraph" style:parent-style-name="Header">
      <style:paragraph-properties fo:text-align="end" style:justify-single-word="false"/>
      <style:text-properties fo:font-size="10pt" officeooo:rsid="001712fb" officeooo:paragraph-rsid="001712fb" style:font-size-asian="10pt" style:font-size-complex="10pt"/>
    </style:style>
    <style:style style:name="MT1" style:family="text">
      <style:text-properties fo:font-weight="bold" officeooo:rsid="001712fb" style:font-weight-asian="bold" style:font-weight-complex="bold"/>
    </style:style>
    <style:style style:name="MT2" style:family="text">
      <style:text-properties fo:font-weight="bold" officeooo:rsid="0047c49e" style:font-weight-asian="bold" style:font-weight-complex="bold"/>
    </style:style>
    <style:style style:name="MT3" style:family="text">
      <style:text-properties fo:font-weight="bold" officeooo:rsid="00492920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TP N°</text:span><text:span text:style-name="MT2">0</text:span><text:span text:style-name="MT3">5</text:span><text:span text:style-name="MT1">: </text:span></text:p>
        <text:p text:style-name="MP2">STI2D - Terminale SI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1T17:37:22.094000000</meta:creation-date>
    <meta:editing-duration>PT7H22M42S</meta:editing-duration>
    <meta:editing-cycles>23</meta:editing-cycles>
    <meta:generator>LibreOffice/7.0.3.1$Windows_X86_64 LibreOffice_project/d7547858d014d4cf69878db179d326fc3483e082</meta:generator>
    <dc:date>2020-12-14T10:56:02.167000000</dc:date>
    <meta:document-statistic meta:table-count="1" meta:image-count="0" meta:object-count="0" meta:page-count="1" meta:paragraph-count="29" meta:word-count="222" meta:character-count="1360" meta:non-whitespace-character-count="1166"/>
    <meta:template xlink:type="simple" xlink:actuate="onRequest" xlink:title="Fiche_TP_STI2D-SIN" xlink:href="../../../../../Modele%20Open%20Office/Fiche_TP_STI2D-SIN.ott" meta:date="2020-10-11T17:37:20.374000000"/>
  </office:meta>
</office:document-meta>
</file>